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9252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2.9626in" svg:y="2.1016in">
            <draw:object draw:notify-on-update-of-ranges="Sheet1.M39:Sheet1.M43 Sheet1.G2:Sheet1.G2 Sheet1.N39:Sheet1.N43 Sheet1.G7:Sheet1.G7 Sheet1.O39:Sheet1.O43 Sheet1.G12:Sheet1.G12 Sheet1.P39:Sheet1.P43 Sheet1.G17:Sheet1.G17 Sheet1.Q39:Sheet1.Q43 Sheet1.G23:Sheet1.G23 Sheet1.R39:Sheet1.R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wp_id</text:p>
          </table:table-cell>
          <table:table-cell office:value-type="string" calcext:value-type="string">
            <text:p>taskspernod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hreadspertask</text:p>
          </table:table-cell>
          <table:table-cell office:value-type="string" calcext:value-type="string">
            <text:p>logger</text:p>
          </table:table-cell>
          <table:table-cell table:style-name="Default" office:value-type="string" calcext:value-type="string">
            <text:p>cmerge</text:p>
          </table:table-cell>
          <table:table-cell office:value-type="string" calcext:value-type="string">
            <text:p>write_time_sum[s]</text:p>
          </table:table-cell>
          <table:table-cell office:value-type="string" calcext:value-type="string">
            <text:p>write_time_mean[s]</text:p>
          </table:table-cell>
          <table:table-cell office:value-type="string" calcext:value-type="string">
            <text:p>write_time_std[s]</text:p>
          </table:table-cell>
          <table:table-cell office:value-type="string" calcext:value-type="string">
            <text:p>open_time[s]</text:p>
          </table:table-cell>
          <table:table-cell office:value-type="string" calcext:value-type="string">
            <text:p>close_time[s]</text:p>
          </table:table-cell>
          <table:table-cell office:value-type="string" calcext:value-type="string">
            <text:p>real_time[s]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</text:p>
          </table:table-cell>
          <table:table-cell office:value-type="string" calcext:value-type="string">
            <text:p>False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5" calcext:value-type="float">
            <text:p>0.9995</text:p>
          </table:table-cell>
          <table:table-cell office:value-type="float" office:value="51.4488" calcext:value-type="float">
            <text:p>51.4488</text:p>
          </table:table-cell>
          <table:table-cell office:value-type="float" office:value="58.395" calcext:value-type="float">
            <text:p>58.3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</text:p>
          </table:table-cell>
          <table:table-cell office:value-type="string" calcext:value-type="string">
            <text:p>False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5" calcext:value-type="float">
            <text:p>1.095</text:p>
          </table:table-cell>
          <table:table-cell office:value-type="float" office:value="50.9392" calcext:value-type="float">
            <text:p>50.9392</text:p>
          </table:table-cell>
          <table:table-cell office:value-type="float" office:value="57.981" calcext:value-type="float">
            <text:p>57.9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</text:p>
          </table:table-cell>
          <table:table-cell office:value-type="string" calcext:value-type="string">
            <text:p>False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1.4584" calcext:value-type="float">
            <text:p>1.4584</text:p>
          </table:table-cell>
          <table:table-cell office:value-type="float" office:value="51.3942" calcext:value-type="float">
            <text:p>51.3942</text:p>
          </table:table-cell>
          <table:table-cell office:value-type="float" office:value="58.381" calcext:value-type="float">
            <text:p>58.3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</text:p>
          </table:table-cell>
          <table:table-cell office:value-type="string" calcext:value-type="string">
            <text:p>False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1.661" calcext:value-type="float">
            <text:p>1.661</text:p>
          </table:table-cell>
          <table:table-cell office:value-type="float" office:value="57.5958" calcext:value-type="float">
            <text:p>57.5958</text:p>
          </table:table-cell>
          <table:table-cell office:value-type="float" office:value="64.846" calcext:value-type="float">
            <text:p>64.8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</text:p>
          </table:table-cell>
          <table:table-cell office:value-type="string" calcext:value-type="string">
            <text:p>False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2.5467" calcext:value-type="float">
            <text:p>2.5467</text:p>
          </table:table-cell>
          <table:table-cell office:value-type="float" office:value="55.2417" calcext:value-type="float">
            <text:p>55.2417</text:p>
          </table:table-cell>
          <table:table-cell office:value-type="float" office:value="63.601" calcext:value-type="float">
            <text:p>63.60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BUFFERED</text:p>
          </table:table-cell>
          <table:table-cell office:value-type="string" calcext:value-type="string">
            <text:p>False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0066" calcext:value-type="float">
            <text:p>1.0066</text:p>
          </table:table-cell>
          <table:table-cell office:value-type="float" office:value="44.2841" calcext:value-type="float">
            <text:p>44.2841</text:p>
          </table:table-cell>
          <table:table-cell office:value-type="float" office:value="50.669" calcext:value-type="float">
            <text:p>50.66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BUFFERED</text:p>
          </table:table-cell>
          <table:table-cell office:value-type="string" calcext:value-type="string">
            <text:p>False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1459" calcext:value-type="float">
            <text:p>1.1459</text:p>
          </table:table-cell>
          <table:table-cell office:value-type="float" office:value="52.6138" calcext:value-type="float">
            <text:p>52.6138</text:p>
          </table:table-cell>
          <table:table-cell office:value-type="float" office:value="59.16" calcext:value-type="float">
            <text:p>59.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BUFFERED</text:p>
          </table:table-cell>
          <table:table-cell office:value-type="string" calcext:value-type="string">
            <text:p>False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4716" calcext:value-type="float">
            <text:p>1.4716</text:p>
          </table:table-cell>
          <table:table-cell office:value-type="float" office:value="56.5683" calcext:value-type="float">
            <text:p>56.5683</text:p>
          </table:table-cell>
          <table:table-cell office:value-type="float" office:value="62.866" calcext:value-type="float">
            <text:p>62.86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BUFFERED</text:p>
          </table:table-cell>
          <table:table-cell office:value-type="string" calcext:value-type="string">
            <text:p>False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7859" calcext:value-type="float">
            <text:p>1.7859</text:p>
          </table:table-cell>
          <table:table-cell office:value-type="float" office:value="55.2507" calcext:value-type="float">
            <text:p>55.2507</text:p>
          </table:table-cell>
          <table:table-cell office:value-type="float" office:value="61.931" calcext:value-type="float">
            <text:p>61.9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BUFFERED</text:p>
          </table:table-cell>
          <table:table-cell office:value-type="string" calcext:value-type="string">
            <text:p>False</text:p>
          </table:table-cell>
          <table:table-cell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7902" calcext:value-type="float">
            <text:p>2.7902</text:p>
          </table:table-cell>
          <table:table-cell office:value-type="float" office:value="63.7683" calcext:value-type="float">
            <text:p>63.7683</text:p>
          </table:table-cell>
          <table:table-cell office:value-type="float" office:value="71.633" calcext:value-type="float">
            <text:p>71.6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False</text:p>
          </table:table-cell>
          <table:table-cell office:value-type="float" office:value="470.895" calcext:value-type="float">
            <text:p>470.895</text:p>
          </table:table-cell>
          <table:table-cell office:value-type="float" office:value="2.8265" calcext:value-type="float">
            <text:p>2.8265</text:p>
          </table:table-cell>
          <table:table-cell office:value-type="float" office:value="0.216" calcext:value-type="float">
            <text:p>0.216</text:p>
          </table:table-cell>
          <table:table-cell office:value-type="float" office:value="18.8084" calcext:value-type="float">
            <text:p>18.8084</text:p>
          </table:table-cell>
          <table:table-cell office:value-type="float" office:value="3.9529" calcext:value-type="float">
            <text:p>3.9529</text:p>
          </table:table-cell>
          <table:table-cell office:value-type="float" office:value="498.886" calcext:value-type="float">
            <text:p>498.88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False</text:p>
          </table:table-cell>
          <table:table-cell office:value-type="float" office:value="470.578" calcext:value-type="float">
            <text:p>470.578</text:p>
          </table:table-cell>
          <table:table-cell office:value-type="float" office:value="2.8211" calcext:value-type="float">
            <text:p>2.8211</text:p>
          </table:table-cell>
          <table:table-cell office:value-type="float" office:value="0.2085" calcext:value-type="float">
            <text:p>0.2085</text:p>
          </table:table-cell>
          <table:table-cell office:value-type="float" office:value="19.4677" calcext:value-type="float">
            <text:p>19.4677</text:p>
          </table:table-cell>
          <table:table-cell office:value-type="float" office:value="3.97" calcext:value-type="float">
            <text:p>3.97</text:p>
          </table:table-cell>
          <table:table-cell office:value-type="float" office:value="498.9" calcext:value-type="float">
            <text:p>498.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False</text:p>
          </table:table-cell>
          <table:table-cell office:value-type="float" office:value="472.407" calcext:value-type="float">
            <text:p>472.407</text:p>
          </table:table-cell>
          <table:table-cell office:value-type="float" office:value="2.82" calcext:value-type="float">
            <text:p>2.82</text:p>
          </table:table-cell>
          <table:table-cell office:value-type="float" office:value="0.212" calcext:value-type="float">
            <text:p>0.212</text:p>
          </table:table-cell>
          <table:table-cell office:value-type="float" office:value="19.0895" calcext:value-type="float">
            <text:p>19.0895</text:p>
          </table:table-cell>
          <table:table-cell office:value-type="float" office:value="4.0097" calcext:value-type="float">
            <text:p>4.0097</text:p>
          </table:table-cell>
          <table:table-cell office:value-type="float" office:value="500.397" calcext:value-type="float">
            <text:p>500.3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False</text:p>
          </table:table-cell>
          <table:table-cell office:value-type="float" office:value="472.871" calcext:value-type="float">
            <text:p>472.871</text:p>
          </table:table-cell>
          <table:table-cell office:value-type="float" office:value="2.8159" calcext:value-type="float">
            <text:p>2.8159</text:p>
          </table:table-cell>
          <table:table-cell office:value-type="float" office:value="0.2104" calcext:value-type="float">
            <text:p>0.2104</text:p>
          </table:table-cell>
          <table:table-cell office:value-type="float" office:value="19.5858" calcext:value-type="float">
            <text:p>19.5858</text:p>
          </table:table-cell>
          <table:table-cell office:value-type="float" office:value="4.1738" calcext:value-type="float">
            <text:p>4.1738</text:p>
          </table:table-cell>
          <table:table-cell office:value-type="float" office:value="501.349" calcext:value-type="float">
            <text:p>501.3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False</text:p>
          </table:table-cell>
          <table:table-cell office:value-type="float" office:value="474.287" calcext:value-type="float">
            <text:p>474.287</text:p>
          </table:table-cell>
          <table:table-cell office:value-type="float" office:value="2.8204" calcext:value-type="float">
            <text:p>2.8204</text:p>
          </table:table-cell>
          <table:table-cell office:value-type="float" office:value="0.2158" calcext:value-type="float">
            <text:p>0.2158</text:p>
          </table:table-cell>
          <table:table-cell office:value-type="float" office:value="20.5848" calcext:value-type="float">
            <text:p>20.5848</text:p>
          </table:table-cell>
          <table:table-cell office:value-type="float" office:value="4.2337" calcext:value-type="float">
            <text:p>4.2337</text:p>
          </table:table-cell>
          <table:table-cell office:value-type="float" office:value="503.851" calcext:value-type="float">
            <text:p>503.8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True</text:p>
          </table:table-cell>
          <table:table-cell office:value-type="float" office:value="13.1035" calcext:value-type="float">
            <text:p>13.103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4737" calcext:value-type="float">
            <text:p>1.4737</text:p>
          </table:table-cell>
          <table:table-cell office:value-type="float" office:value="0.8066" calcext:value-type="float">
            <text:p>0.8066</text:p>
          </table:table-cell>
          <table:table-cell office:value-type="float" office:value="20.783" calcext:value-type="float">
            <text:p>20.7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True</text:p>
          </table:table-cell>
          <table:table-cell office:value-type="float" office:value="13.1764" calcext:value-type="float">
            <text:p>13.1764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058" calcext:value-type="float">
            <text:p>0.0058</text:p>
          </table:table-cell>
          <table:table-cell office:value-type="float" office:value="1.5572" calcext:value-type="float">
            <text:p>1.5572</text:p>
          </table:table-cell>
          <table:table-cell office:value-type="float" office:value="0.8994" calcext:value-type="float">
            <text:p>0.8994</text:p>
          </table:table-cell>
          <table:table-cell office:value-type="float" office:value="20.887" calcext:value-type="float">
            <text:p>20.8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True</text:p>
          </table:table-cell>
          <table:table-cell office:value-type="float" office:value="13.2532" calcext:value-type="float">
            <text:p>13.253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62" calcext:value-type="float">
            <text:p>0.0062</text:p>
          </table:table-cell>
          <table:table-cell office:value-type="float" office:value="1.8481" calcext:value-type="float">
            <text:p>1.8481</text:p>
          </table:table-cell>
          <table:table-cell office:value-type="float" office:value="0.903" calcext:value-type="float">
            <text:p>0.903</text:p>
          </table:table-cell>
          <table:table-cell office:value-type="float" office:value="20.848" calcext:value-type="float">
            <text:p>20.8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True</text:p>
          </table:table-cell>
          <table:table-cell office:value-type="float" office:value="13.1341" calcext:value-type="float">
            <text:p>13.134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065" calcext:value-type="float">
            <text:p>0.0065</text:p>
          </table:table-cell>
          <table:table-cell office:value-type="float" office:value="2.368" calcext:value-type="float">
            <text:p>2.368</text:p>
          </table:table-cell>
          <table:table-cell office:value-type="float" office:value="0.9096" calcext:value-type="float">
            <text:p>0.9096</text:p>
          </table:table-cell>
          <table:table-cell office:value-type="float" office:value="21.584" calcext:value-type="float">
            <text:p>21.5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ONLIB_COLLECTIVE</text:p>
          </table:table-cell>
          <table:table-cell office:value-type="string" calcext:value-type="string">
            <text:p>True</text:p>
          </table:table-cell>
          <table:table-cell office:value-type="float" office:value="13.2663" calcext:value-type="float">
            <text:p>13.266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3.5827" calcext:value-type="float">
            <text:p>3.5827</text:p>
          </table:table-cell>
          <table:table-cell office:value-type="float" office:value="0.9206" calcext:value-type="float">
            <text:p>0.9206</text:p>
          </table:table-cell>
          <table:table-cell office:value-type="float" office:value="22.909" calcext:value-type="float">
            <text:p>22.9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 office:value-type="float" office:value="26.7882" calcext:value-type="float">
            <text:p>26.7882</text:p>
          </table:table-cell>
          <table:table-cell office:value-type="float" office:value="3.4066" calcext:value-type="float">
            <text:p>3.4066</text:p>
          </table:table-cell>
          <table:table-cell office:value-type="float" office:value="37.702" calcext:value-type="float">
            <text:p>37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 office:value-type="float" office:value="26.9165" calcext:value-type="float">
            <text:p>26.9165</text:p>
          </table:table-cell>
          <table:table-cell office:value-type="float" office:value="3.4342" calcext:value-type="float">
            <text:p>3.4342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21.7658" calcext:value-type="float">
            <text:p>21.7658</text:p>
          </table:table-cell>
          <table:table-cell office:value-type="float" office:value="3.4341" calcext:value-type="float">
            <text:p>3.4341</text:p>
          </table:table-cell>
          <table:table-cell office:value-type="float" office:value="32.671" calcext:value-type="float">
            <text:p>32.6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7" calcext:value-type="float">
            <text:p>0.0037</text:p>
          </table:table-cell>
          <table:table-cell office:value-type="float" office:value="49.0959" calcext:value-type="float">
            <text:p>49.0959</text:p>
          </table:table-cell>
          <table:table-cell office:value-type="float" office:value="3.4229" calcext:value-type="float">
            <text:p>3.4229</text:p>
          </table:table-cell>
          <table:table-cell office:value-type="float" office:value="61.202" calcext:value-type="float">
            <text:p>61.2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3" calcext:value-type="float">
            <text:p>0.0033</text:p>
          </table:table-cell>
          <table:table-cell office:value-type="float" office:value="633.542" calcext:value-type="float">
            <text:p>633.542</text:p>
          </table:table-cell>
          <table:table-cell office:value-type="float" office:value="3.4102" calcext:value-type="float">
            <text:p>3.4102</text:p>
          </table:table-cell>
          <table:table-cell office:value-type="float" office:value="645.296" calcext:value-type="float">
            <text:p>645.29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5" calcext:value-type="float">
            <text:p>0.0035</text:p>
          </table:table-cell>
          <table:table-cell office:value-type="float" office:value="622.131" calcext:value-type="float">
            <text:p>622.131</text:p>
          </table:table-cell>
          <table:table-cell office:value-type="float" office:value="3.3472" calcext:value-type="float">
            <text:p>3.3472</text:p>
          </table:table-cell>
          <table:table-cell office:value-type="float" office:value="633.843" calcext:value-type="float">
            <text:p>633.8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5871" calcext:value-type="float">
            <text:p>1.587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24" calcext:value-type="float">
            <text:p>0.0224</text:p>
          </table:table-cell>
          <table:table-cell office:value-type="float" office:value="47.6898" calcext:value-type="float">
            <text:p>47.6898</text:p>
          </table:table-cell>
          <table:table-cell office:value-type="float" office:value="3.1694" calcext:value-type="float">
            <text:p>3.1694</text:p>
          </table:table-cell>
          <table:table-cell office:value-type="float" office:value="59.458" calcext:value-type="float">
            <text:p>59.45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8312" calcext:value-type="float">
            <text:p>1.83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8" calcext:value-type="float">
            <text:p>0.0168</text:p>
          </table:table-cell>
          <table:table-cell office:value-type="float" office:value="173.583" calcext:value-type="float">
            <text:p>173.583</text:p>
          </table:table-cell>
          <table:table-cell office:value-type="float" office:value="3.3391" calcext:value-type="float">
            <text:p>3.3391</text:p>
          </table:table-cell>
          <table:table-cell office:value-type="float" office:value="185.518" calcext:value-type="float">
            <text:p>185.5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4831" calcext:value-type="float">
            <text:p>1.48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87" calcext:value-type="float">
            <text:p>0.0087</text:p>
          </table:table-cell>
          <table:table-cell office:value-type="float" office:value="374.882" calcext:value-type="float">
            <text:p>374.882</text:p>
          </table:table-cell>
          <table:table-cell office:value-type="float" office:value="3.472" calcext:value-type="float">
            <text:p>3.472</text:p>
          </table:table-cell>
          <table:table-cell office:value-type="float" office:value="386.961" calcext:value-type="float">
            <text:p>386.96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6326" calcext:value-type="float">
            <text:p>1.632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38" calcext:value-type="float">
            <text:p>0.0138</text:p>
          </table:table-cell>
          <table:table-cell office:value-type="float" office:value="336.773" calcext:value-type="float">
            <text:p>336.773</text:p>
          </table:table-cell>
          <table:table-cell office:value-type="float" office:value="3.6799" calcext:value-type="float">
            <text:p>3.6799</text:p>
          </table:table-cell>
          <table:table-cell office:value-type="float" office:value="349.416" calcext:value-type="float">
            <text:p>349.41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7035" calcext:value-type="float">
            <text:p>1.703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89" calcext:value-type="float">
            <text:p>0.0089</text:p>
          </table:table-cell>
          <table:table-cell office:value-type="float" office:value="342.886" calcext:value-type="float">
            <text:p>342.886</text:p>
          </table:table-cell>
          <table:table-cell office:value-type="float" office:value="3.1303" calcext:value-type="float">
            <text:p>3.1303</text:p>
          </table:table-cell>
          <table:table-cell office:value-type="float" office:value="356.323" calcext:value-type="float">
            <text:p>356.3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2864" calcext:value-type="float">
            <text:p>1.28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53" calcext:value-type="float">
            <text:p>0.0053</text:p>
          </table:table-cell>
          <table:table-cell office:value-type="float" office:value="526.241" calcext:value-type="float">
            <text:p>526.241</text:p>
          </table:table-cell>
          <table:table-cell office:value-type="float" office:value="3.9888" calcext:value-type="float">
            <text:p>3.9888</text:p>
          </table:table-cell>
          <table:table-cell office:value-type="float" office:value="538.286" calcext:value-type="float">
            <text:p>538.2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2.4559" calcext:value-type="float">
            <text:p>2.455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85" calcext:value-type="float">
            <text:p>0.0085</text:p>
          </table:table-cell>
          <table:table-cell office:value-type="float" office:value="638.005" calcext:value-type="float">
            <text:p>638.005</text:p>
          </table:table-cell>
          <table:table-cell office:value-type="float" office:value="2.8192" calcext:value-type="float">
            <text:p>2.8192</text:p>
          </table:table-cell>
          <table:table-cell office:value-type="float" office:value="650.893" calcext:value-type="float">
            <text:p>650.8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1342" calcext:value-type="float">
            <text:p>1.134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3" calcext:value-type="float">
            <text:p>0.0063</text:p>
          </table:table-cell>
          <table:table-cell office:value-type="float" office:value="552.929" calcext:value-type="float">
            <text:p>552.929</text:p>
          </table:table-cell>
          <table:table-cell office:value-type="float" office:value="3.6162" calcext:value-type="float">
            <text:p>3.6162</text:p>
          </table:table-cell>
          <table:table-cell office:value-type="float" office:value="565.605" calcext:value-type="float">
            <text:p>565.6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False</text:p>
          </table:table-cell>
          <table:table-cell office:value-type="float" office:value="1.7304" calcext:value-type="float">
            <text:p>1.730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286" calcext:value-type="float">
            <text:p>0.0286</text:p>
          </table:table-cell>
          <table:table-cell office:value-type="float" office:value="74.5148" calcext:value-type="float">
            <text:p>74.5148</text:p>
          </table:table-cell>
          <table:table-cell office:value-type="float" office:value="3.9898" calcext:value-type="float">
            <text:p>3.9898</text:p>
          </table:table-cell>
          <table:table-cell office:value-type="float" office:value="87.823" calcext:value-type="float">
            <text:p>87.82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128" calcext:value-type="float">
            <text:p>128</text:p>
          </table:table-cell>
          <table:table-cell table:formula="of:=AVERAGE([.N22:.N24])" office:value-type="float" office:value="36.2576666666667" calcext:value-type="float">
            <text:p/>
          </table:table-cell>
          <table:table-cell office:value-type="float" office:value="20.783" calcext:value-type="float">
            <text:p>20.783</text:p>
          </table:table-cell>
          <table:table-cell office:value-type="float" office:value="498.886" calcext:value-type="float">
            <text:p>498.886</text:p>
          </table:table-cell>
          <table:table-cell office:value-type="float" office:value="50.669" calcext:value-type="float">
            <text:p>50.669</text:p>
          </table:table-cell>
          <table:table-cell office:value-type="float" office:value="58.395" calcext:value-type="float">
            <text:p>58.3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256" calcext:value-type="float">
            <text:p>256</text:p>
          </table:table-cell>
          <table:table-cell table:formula="of:=AVERAGE([.N25:.N27])" office:value-type="float" office:value="446.780333333333" calcext:value-type="float">
            <text:p/>
          </table:table-cell>
          <table:table-cell office:value-type="float" office:value="20.887" calcext:value-type="float">
            <text:p>20.887</text:p>
          </table:table-cell>
          <table:table-cell office:value-type="float" office:value="498.9" calcext:value-type="float">
            <text:p>498.9</text:p>
          </table:table-cell>
          <table:table-cell office:value-type="float" office:value="59.16" calcext:value-type="float">
            <text:p>59.16</text:p>
          </table:table-cell>
          <table:table-cell office:value-type="float" office:value="57.981" calcext:value-type="float">
            <text:p>57.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512" calcext:value-type="float">
            <text:p>512</text:p>
          </table:table-cell>
          <table:table-cell table:formula="of:=AVERAGE([.N28:.N30])" office:value-type="float" office:value="210.645666666667" calcext:value-type="float">
            <text:p/>
          </table:table-cell>
          <table:table-cell office:value-type="float" office:value="20.848" calcext:value-type="float">
            <text:p>20.848</text:p>
          </table:table-cell>
          <table:table-cell office:value-type="float" office:value="500.397" calcext:value-type="float">
            <text:p>500.397</text:p>
          </table:table-cell>
          <table:table-cell office:value-type="float" office:value="62.866" calcext:value-type="float">
            <text:p>62.866</text:p>
          </table:table-cell>
          <table:table-cell office:value-type="float" office:value="58.381" calcext:value-type="float">
            <text:p>58.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1024" calcext:value-type="float">
            <text:p>1024</text:p>
          </table:table-cell>
          <table:table-cell table:formula="of:=AVERAGE([.N31:.N33])" office:value-type="float" office:value="414.675" calcext:value-type="float">
            <text:p/>
          </table:table-cell>
          <table:table-cell office:value-type="float" office:value="21.584" calcext:value-type="float">
            <text:p>21.584</text:p>
          </table:table-cell>
          <table:table-cell office:value-type="float" office:value="501.349" calcext:value-type="float">
            <text:p>501.349</text:p>
          </table:table-cell>
          <table:table-cell office:value-type="float" office:value="61.931" calcext:value-type="float">
            <text:p>61.931</text:p>
          </table:table-cell>
          <table:table-cell office:value-type="float" office:value="64.846" calcext:value-type="float">
            <text:p>64.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48" calcext:value-type="float">
            <text:p>2048</text:p>
          </table:table-cell>
          <table:table-cell table:number-columns-repeated="5"/>
          <table:table-cell table:style-name="Default"/>
          <table:table-cell table:number-columns-repeated="4"/>
          <table:table-cell office:value-type="float" office:value="2048" calcext:value-type="float">
            <text:p>2048</text:p>
          </table:table-cell>
          <table:table-cell table:formula="of:=AVERAGE([.N34:.N36])" office:value-type="float" office:value="434.773666666667" calcext:value-type="float">
            <text:p/>
          </table:table-cell>
          <table:table-cell office:value-type="float" office:value="22.909" calcext:value-type="float">
            <text:p>22.909</text:p>
          </table:table-cell>
          <table:table-cell office:value-type="float" office:value="503.851" calcext:value-type="float">
            <text:p>503.851</text:p>
          </table:table-cell>
          <table:table-cell office:value-type="float" office:value="71.633" calcext:value-type="float">
            <text:p>71.633</text:p>
          </table:table-cell>
          <table:table-cell office:value-type="float" office:value="63.601" calcext:value-type="float">
            <text:p>63.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4T18:17:43.918002778</dc:date>
    <meta:document-statistic meta:table-count="1" meta:cell-count="544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1.539cm" svg:y="3.207cm" style:legend-expansion="high" chart:style-name="ch2"/>
        <chart:plot-area chart:style-name="ch3" table:cell-range-address="Sheet1.M39:Sheet1.R43 Sheet1.G2:Sheet1.G2 Sheet1.G7:Sheet1.G7 Sheet1.G12:Sheet1.G12 Sheet1.G17:Sheet1.G17 Sheet1.G23:Sheet1.G23" chart:data-source-has-labels="both" svg:x="0.769cm" svg:y="0.855cm" svg:width="10.132cm" svg:height="7.55cm">
          <chartooo:coordinate-region svg:x="1.576cm" svg:y="1.055cm" svg:width="9.325cm" svg:height="6.703cm"/>
          <chart:axis chart:dimension="x" chart:name="primary-x" chart:style-name="ch4" chartooo:axis-type="auto">
            <chartooo:date-scale/>
            <chart:categories table:cell-range-address="Sheet1.M39:Sheet1.M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39:Sheet1.N43" chart:label-cell-address="Sheet1.G2:Sheet1.G2" chart:class="chart:bar">
            <chart:data-point chart:repeated="5"/>
          </chart:series>
          <chart:series chart:style-name="ch8" chart:values-cell-range-address="Sheet1.O39:Sheet1.O43" chart:label-cell-address="Sheet1.G7:Sheet1.G7" chart:class="chart:bar">
            <chart:data-point chart:repeated="5"/>
          </chart:series>
          <chart:series chart:style-name="ch9" chart:values-cell-range-address="Sheet1.P39:Sheet1.P43" chart:label-cell-address="Sheet1.G12:Sheet1.G12" chart:class="chart:bar">
            <chart:data-point chart:repeated="5"/>
          </chart:series>
          <chart:series chart:style-name="ch10" chart:values-cell-range-address="Sheet1.Q39:Sheet1.Q43" chart:label-cell-address="Sheet1.G17:Sheet1.G17" chart:class="chart:bar">
            <chart:data-point chart:repeated="5"/>
          </chart:series>
          <chart:series chart:style-name="ch11" chart:values-cell-range-address="Sheet1.R39:Sheet1.R43" chart:label-cell-address="Sheet1.G23:Sheet1.G2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ONLIB</text:p>
                <draw:g>
                  <svg:desc>Sheet1.G2:Sheet1.G2</svg:desc>
                </draw:g>
              </table:table-cell>
              <table:table-cell office:value-type="string">
                <text:p>SIONLIB_BUFFERED</text:p>
                <draw:g>
                  <svg:desc>Sheet1.G7:Sheet1.G7</svg:desc>
                </draw:g>
              </table:table-cell>
              <table:table-cell office:value-type="string">
                <text:p>SIONLIB_COLLECTIVE</text:p>
                <draw:g>
                  <svg:desc>Sheet1.G12:Sheet1.G12</svg:desc>
                </draw:g>
              </table:table-cell>
              <table:table-cell office:value-type="string">
                <text:p>SIONLIB_COLLECTIVE</text:p>
                <draw:g>
                  <svg:desc>Sheet1.G17:Sheet1.G17</svg:desc>
                </draw:g>
              </table:table-cell>
              <table:table-cell office:value-type="string">
                <text:p>ASCII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1.M39:Sheet1.M43</svg:desc>
                </draw:g>
              </table:table-cell>
              <table:table-cell office:value-type="float" office:value="36.2576666666667">
                <text:p>36.2576666666667</text:p>
                <draw:g>
                  <svg:desc>Sheet1.N39:Sheet1.N43</svg:desc>
                </draw:g>
              </table:table-cell>
              <table:table-cell office:value-type="float" office:value="20.783">
                <text:p>20.783</text:p>
                <draw:g>
                  <svg:desc>Sheet1.O39:Sheet1.O43</svg:desc>
                </draw:g>
              </table:table-cell>
              <table:table-cell office:value-type="float" office:value="498.886">
                <text:p>498.886</text:p>
                <draw:g>
                  <svg:desc>Sheet1.P39:Sheet1.P43</svg:desc>
                </draw:g>
              </table:table-cell>
              <table:table-cell office:value-type="float" office:value="50.669">
                <text:p>50.669</text:p>
                <draw:g>
                  <svg:desc>Sheet1.Q39:Sheet1.Q43</svg:desc>
                </draw:g>
              </table:table-cell>
              <table:table-cell office:value-type="float" office:value="58.395">
                <text:p>58.395</text:p>
                <draw:g>
                  <svg:desc>Sheet1.R39:Sheet1.R43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46.780333333333">
                <text:p>446.780333333333</text:p>
              </table:table-cell>
              <table:table-cell office:value-type="float" office:value="20.887">
                <text:p>20.887</text:p>
              </table:table-cell>
              <table:table-cell office:value-type="float" office:value="498.9">
                <text:p>498.9</text:p>
              </table:table-cell>
              <table:table-cell office:value-type="float" office:value="59.16">
                <text:p>59.16</text:p>
              </table:table-cell>
              <table:table-cell office:value-type="float" office:value="57.981">
                <text:p>57.9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10.645666666667">
                <text:p>210.645666666667</text:p>
              </table:table-cell>
              <table:table-cell office:value-type="float" office:value="20.848">
                <text:p>20.848</text:p>
              </table:table-cell>
              <table:table-cell office:value-type="float" office:value="500.397">
                <text:p>500.397</text:p>
              </table:table-cell>
              <table:table-cell office:value-type="float" office:value="62.866">
                <text:p>62.866</text:p>
              </table:table-cell>
              <table:table-cell office:value-type="float" office:value="58.381">
                <text:p>58.3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14.675">
                <text:p>414.675</text:p>
              </table:table-cell>
              <table:table-cell office:value-type="float" office:value="21.584">
                <text:p>21.584</text:p>
              </table:table-cell>
              <table:table-cell office:value-type="float" office:value="501.349">
                <text:p>501.349</text:p>
              </table:table-cell>
              <table:table-cell office:value-type="float" office:value="61.931">
                <text:p>61.931</text:p>
              </table:table-cell>
              <table:table-cell office:value-type="float" office:value="64.846">
                <text:p>64.8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4.773666666667">
                <text:p>434.773666666667</text:p>
              </table:table-cell>
              <table:table-cell office:value-type="float" office:value="22.909">
                <text:p>22.909</text:p>
              </table:table-cell>
              <table:table-cell office:value-type="float" office:value="503.851">
                <text:p>503.851</text:p>
              </table:table-cell>
              <table:table-cell office:value-type="float" office:value="71.633">
                <text:p>71.633</text:p>
              </table:table-cell>
              <table:table-cell office:value-type="float" office:value="63.601">
                <text:p>63.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